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1" officeooo:rsid="0018b69b" officeooo:paragraph-rsid="0018b6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..I ONLY HAVE EYES FOR YOU... by The Flamingos</text:p>
      <text:p text:style-name="P1">------------------------------.................</text:p>
      <text:p text:style-name="P1"/>
      <text:p text:style-name="P1">*Released 1956*</text:p>
      <text:p text:style-name="P1"/>
      <text:p text:style-name="P1"/>
      <text:p text:style-name="P1">[Intro]</text:p>
      <text:p text:style-name="P1"/>
      <text:p text:style-name="P1">Bb7, G <text:s/>D,</text:p>
      <text:p text:style-name="P1"/>
      <text:p text:style-name="P1">C <text:s text:c="12"/>Bbmaj7 <text:s text:c="6"/>C <text:s text:c="9"/>Bbmaj7</text:p>
      <text:p text:style-name="P1"><text:s/>My love must be a kind of blind love,</text:p>
      <text:p text:style-name="P1">C <text:s text:c="7"/>Bbmaj7 <text:s text:c="8"/>C <text:s text:c="2"/>Bbmaj7</text:p>
      <text:p text:style-name="P1"><text:s/>I can't see anyone but you.</text:p>
      <text:p text:style-name="P1"/>
      <text:p text:style-name="P1"/>
      <text:p text:style-name="P1">[Interlude]</text:p>
      <text:p text:style-name="P1"/>
      <text:p text:style-name="P1">C <text:s/>Bbmaj7 (x4)</text:p>
      <text:p text:style-name="P1"/>
      <text:p text:style-name="P1"/>
      <text:p text:style-name="P1">[Verse 1]</text:p>
      <text:p text:style-name="P1"/>
      <text:p text:style-name="P1">C <text:s text:c="7"/>Bbmaj7 <text:s text:c="3"/>C <text:s text:c="6"/>Bbmaj7</text:p>
      <text:p text:style-name="P1"><text:s/>Are the stars out tonight?</text:p>
      <text:p text:style-name="P1">C <text:s text:c="7"/>Bbmaj7 <text:s text:c="16"/>C <text:s text:c="5"/>C7</text:p>
      <text:p text:style-name="P1"><text:s/>I don't know if it's cloudy or bright.</text:p>
      <text:p text:style-name="P1"/>
      <text:p text:style-name="P1"/>
      <text:p text:style-name="P1">[Chorus 1]</text:p>
      <text:p text:style-name="P1"/>
      <text:p text:style-name="P1"><text:s text:c="2"/>Fmaj7 <text:s text:c="14"/>Am7 <text:s/>Ab7</text:p>
      <text:p text:style-name="P1">I only have eyes, for you, dear.</text:p>
      <text:p text:style-name="P1"/>
      <text:p text:style-name="P1"/>
      <text:p text:style-name="P1">[Verse 2]</text:p>
      <text:p text:style-name="P1"/>
      <text:p text:style-name="P1">C <text:s text:c="3"/>Bbmaj7 <text:s text:c="2"/>C <text:s text:c="6"/>Bbmaj7</text:p>
      <text:p text:style-name="P1"><text:s/>The moon may be high,</text:p>
      <text:p text:style-name="P1">C <text:s text:c="11"/>Bbmaj7 <text:s text:c="12"/>C <text:s text:c="2"/>C7</text:p>
      <text:p text:style-name="P1"><text:s/>But I can't see a thing in the sky;</text:p>
      <text:p text:style-name="P1"/>
      <text:p text:style-name="P1"/>
      <text:p text:style-name="P1">[Chorus 2]</text:p>
      <text:p text:style-name="P1"/>
      <text:p text:style-name="P1"><text:s text:c="2"/>Fmaj7 <text:s text:c="14"/>D7</text:p>
      <text:p text:style-name="P1">I only have eyes, for you.</text:p>
      <text:p text:style-name="P1"/>
      <text:p text:style-name="P1"/>
      <text:p text:style-name="P1"><text:soft-page-break/>[Bridge 1]</text:p>
      <text:p text:style-name="P1"/>
      <text:p text:style-name="P1">Gm7 <text:s text:c="5"/>C <text:s text:c="17"/>Fmaj7 <text:s/>F7</text:p>
      <text:p text:style-name="P1"><text:s/>I don't know if we're in a garden,</text:p>
      <text:p text:style-name="P1">Bbmaj7 <text:s text:c="2"/>Bbm7 <text:s text:c="8"/>F <text:s/>Db9</text:p>
      <text:p text:style-name="P1"><text:s/>Or on a crowded aven-ue.</text:p>
      <text:p text:style-name="P1"/>
      <text:p text:style-name="P1"/>
      <text:p text:style-name="P1">[Verse 3]</text:p>
      <text:p text:style-name="P1"/>
      <text:p text:style-name="P1">C <text:s text:c="7"/>Bbmaj7 <text:s text:c="3"/>C <text:s text:c="6"/>Bbmaj7</text:p>
      <text:p text:style-name="P1"><text:s/>You are here, and so am I;</text:p>
      <text:p text:style-name="P1">C <text:s text:c="5"/>Bbmaj7 <text:s text:c="13"/>C <text:s text:c="4"/>C7</text:p>
      <text:p text:style-name="P1"><text:s/>Maybe millions of people, go by.</text:p>
      <text:p text:style-name="P1"/>
      <text:p text:style-name="P1"/>
      <text:p text:style-name="P1">[Chorus 3]</text:p>
      <text:p text:style-name="P1"/>
      <text:p text:style-name="P1"><text:s text:c="9"/>Fmaj7 <text:s text:c="14"/>D7</text:p>
      <text:p text:style-name="P1">But they all disappear, from view.</text:p>
      <text:p text:style-name="P1"/>
      <text:p text:style-name="P1"><text:s text:c="6"/>Gm7 <text:s text:c="11"/>C (n.C) (C)</text:p>
      <text:p text:style-name="P1">And I only have eyes, <text:s text:c="4"/>for you...</text:p>
      <text:p text:style-name="P1"/>
      <text:p text:style-name="P1"/>
      <text:p text:style-name="P1">[Outro]</text:p>
      <text:p text:style-name="P1"/>
      <text:p text:style-name="P1">C <text:s/>Bbmaj7</text:p>
      <text:p text:style-name="P1"/>
      <text:p text:style-name="P1">(Repeat to Fade)</text:p>
      <text:p text:style-name="P1"/>
      <text:p text:style-name="P1"/>
      <text:p text:style-name="P1"/>
      <text:p text:style-name="P1">CHORD DIAGRAMS:</text:p>
      <text:p text:style-name="P1">---------------</text:p>
      <text:p text:style-name="P1"/>
      <text:p text:style-name="P1"><text:s text:c="3"/>Bb7 <text:s text:c="4"/>G <text:s text:c="6"/>D <text:s text:c="6"/>C <text:s text:c="4"/>Bbmaj7 <text:s text:c="3"/>C7 <text:s text:c="4"/>Fmaj7 <text:s text:c="3"/>Am7</text:p>
      <text:p text:style-name="P1"/>
      <text:p text:style-name="P1"><text:s/>EADGBE <text:s/>EADGBE <text:s/>EADGBE <text:s/>EADGBE <text:s/>EADGBE <text:s/>EADGBE <text:s/>EADGBE <text:s/>EADGBE</text:p>
      <text:p text:style-name="P1"><text:s/>x13131 <text:s/>320003 <text:s/>xx0232 <text:s/>x32010 <text:s/>x13231 <text:s/>x32310 <text:s/>x03210 <text:s/>575555</text:p>
      <text:p text:style-name="P1"/>
      <text:p text:style-name="P1"><text:s text:c="3"/>Ab7 <text:s text:c="4"/>D7 <text:s text:c="5"/>Gm7 <text:s text:c="4"/>F7 <text:s text:c="5"/>Bbm7 <text:s text:c="3"/>F <text:s text:c="6"/>Db9</text:p>
      <text:p text:style-name="P1"/>
      <text:p text:style-name="P1"><text:s/>EADGBE <text:s/>EADGBE <text:s/>EADGBE <text:s/>EADGBE <text:s/>EADGBE <text:s/>EADGBE <text:s/>EADGBE</text:p>
      <text:p text:style-name="P1"><text:s/>464544 <text:s/>xx0212 <text:s/>353333 <text:s/>131211 <text:s/>x13121 <text:s/>133211 <text:s/>x4344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50:54.164600000</meta:creation-date>
    <meta:print-date>2017-05-17T17:11:19.552912000</meta:print-date>
    <dc:date>2017-05-17T17:43:59.576888000</dc:date>
    <meta:editing-duration>PT5H42M31S</meta:editing-duration>
    <meta:editing-cycles>1</meta:editing-cycles>
    <meta:document-statistic meta:table-count="0" meta:image-count="0" meta:object-count="0" meta:page-count="2" meta:paragraph-count="53" meta:word-count="234" meta:character-count="1538" meta:non-whitespace-character-count="979"/>
    <meta:generator>LibreOffice/5.2.5.1$MacOSX_X86_64 LibreOffice_project/0312e1a284a7d50ca85a365c316c7abbf20a4d22</meta:generator>
  </office:meta>
</office:document-meta>
</file>